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text-properties style:font-name="Arial" fo:font-weight="bold" officeooo:paragraph-rsid="001da455" style:font-weight-asian="bold" style:font-weight-complex="bold"/>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text-properties style:font-name="Arial" fo:font-size="10pt" officeooo:rsid="001da455" officeooo:paragraph-rsid="001da455" style:font-size-asian="10pt" style:font-size-complex="10pt"/>
    </style:style>
    <style:style style:name="P9" style:family="paragraph" style:parent-style-name="Text_20_body">
      <style:text-properties style:font-name="Arial"/>
    </style:style>
    <style:style style:name="P10" style:family="paragraph" style:parent-style-name="Text_20_body">
      <style:text-properties officeooo:rsid="001fe67f" officeooo:paragraph-rsid="001fe67f"/>
    </style:style>
    <style:style style:name="P11" style:family="paragraph" style:parent-style-name="Text_20_body">
      <style:text-properties officeooo:rsid="00227298" officeooo:paragraph-rsid="00227298"/>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Text_20_body" style:list-style-name="L1">
      <style:text-properties officeooo:rsid="001f01f0" officeooo:paragraph-rsid="001f01f0"/>
    </style:style>
    <style:style style:name="P15" style:family="paragraph" style:parent-style-name="Text_20_body" style:list-style-name="L2">
      <style:text-properties officeooo:rsid="001f01f0" officeooo:paragraph-rsid="001f01f0"/>
    </style:style>
    <style:style style:name="P16" style:family="paragraph" style:parent-style-name="Text_20_body" style:list-style-name="L3">
      <style:text-properties officeooo:rsid="001f01f0" officeooo:paragraph-rsid="001f01f0"/>
    </style:style>
    <style:style style:name="P17" style:family="paragraph" style:parent-style-name="Heading_20_1">
      <style:text-properties officeooo:paragraph-rsid="001da455"/>
    </style:style>
    <style:style style:name="P18" style:family="paragraph" style:parent-style-name="Heading_20_1">
      <style:text-properties officeooo:rsid="001fe67f" officeooo:paragraph-rsid="001fe67f"/>
    </style:style>
    <style:style style:name="P19" style:family="paragraph" style:parent-style-name="Heading_20_1">
      <style:text-properties officeooo:rsid="0021398a" officeooo:paragraph-rsid="0021398a"/>
    </style:style>
    <style:style style:name="P20" style:family="paragraph" style:parent-style-name="Heading_20_1">
      <style:paragraph-properties fo:break-before="page"/>
    </style:style>
    <style:style style:name="P21" style:family="paragraph" style:parent-style-name="Heading_20_2">
      <style:text-properties officeooo:rsid="001f01f0" officeooo:paragraph-rsid="001f01f0"/>
    </style:style>
    <style:style style:name="P22" style:family="paragraph" style:parent-style-name="Heading_20_2">
      <style:text-properties officeooo:rsid="001fe67f" officeooo:paragraph-rsid="001fe67f"/>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KeyCap</text:span> (<text:span text:style-name="T1">alpha</text:span>)</text:p>
      <text:p text:style-name="P4">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Introduction<text:tab/>2</text:p>
          <text:p text:style-name="P12">Warning<text:tab/>2</text:p>
          <text:p text:style-name="P12">User Interface<text:tab/>2</text:p>
          <text:p text:style-name="P13">Main Window<text:tab/>2</text:p>
          <text:p text:style-name="P12">Adding Key Mappings<text:tab/>2</text:p>
          <text:p text:style-name="P13">Setup an Input Key<text:tab/>2</text:p>
          <text:p text:style-name="P13">Setup an Output Key<text:tab/>2</text:p>
          <text:p text:style-name="P13">Add the Key Mapping to the configuration<text:tab/>3</text:p>
          <text:p text:style-name="P12">Enabling Key Capture<text:tab/>3</text:p>
          <text:p text:style-name="P13">Toggling Key Capture<text:tab/>3</text:p>
          <text:p text:style-name="P13">Closing the Configuration Window<text:tab/>3</text:p>
          <text:p text:style-name="P12">Special Functionality<text:tab/>3</text:p>
          <text:p text:style-name="P13">Do Nothing<text:tab/>3</text:p>
          <text:p text:style-name="P13">Mouse Output<text:tab/>3</text:p>
          <text:p text:style-name="P13">Delay<text:tab/>3</text:p>
          <text:p text:style-name="P13">Toggle<text:tab/>3</text:p>
          <text:p text:style-name="P13">Appending Key Mappings<text:tab/>3</text:p>
        </text:index-body>
      </text:table-of-content>
      <text:p text:style-name="P1"/>
      <text:h text:style-name="P20" text:outline-level="1">Introduction</text:h>
      <text:p text:style-name="P2">KeyCap is a windows application for remapping keyboard input to keyboard and/or mouse <text:span text:style-name="T2">output</text:span> (<text:span text:style-name="T2">remapped input </text:span>to the operating system). </text:p>
      <text:h text:style-name="Heading_20_1" text:outline-level="1">Warning</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9">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7">New</text:p>
          </table:table-cell>
          <table:table-cell table:style-name="Table6.B2" office:value-type="string">
            <text:p text:style-name="P8">Resets the application to an empty set of key mappings and no configuration file</text:p>
          </table:table-cell>
        </table:table-row>
        <table:table-row>
          <table:table-cell table:style-name="Table6.A2" office:value-type="string">
            <text:p text:style-name="P7">Open...</text:p>
          </table:table-cell>
          <table:table-cell table:style-name="Table6.B2" office:value-type="string">
            <text:p text:style-name="P8">Opens a KeyCap configuration file</text:p>
          </table:table-cell>
        </table:table-row>
        <table:table-row>
          <table:table-cell table:style-name="Table6.A2" office:value-type="string">
            <text:p text:style-name="P7">Save</text:p>
          </table:table-cell>
          <table:table-cell table:style-name="Table6.B2" office:value-type="string">
            <text:p text:style-name="P8">Saves the current set of key mappings to a configuration file</text:p>
          </table:table-cell>
        </table:table-row>
        <table:table-row>
          <table:table-cell table:style-name="Table6.A2" office:value-type="string">
            <text:p text:style-name="P7">Save As...</text:p>
          </table:table-cell>
          <table:table-cell table:style-name="Table6.B2" office:value-type="string">
            <text:p text:style-name="P8">Saves the current set of key mappings to a new configuration file</text:p>
          </table:table-cell>
        </table:table-row>
        <table:table-row>
          <table:table-cell table:style-name="Table6.A2" office:value-type="string">
            <text:p text:style-name="P8">Exit</text:p>
          </table:table-cell>
          <table:table-cell table:style-name="Table6.B2" office:value-type="string">
            <text:p text:style-name="P8">Exits the application</text:p>
          </table:table-cell>
        </table:table-row>
      </table:table>
      <text:h text:style-name="P17"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8">(variable)</text:p>
          </table:table-cell>
          <table:table-cell table:style-name="Table1.B2" office:value-type="string">
            <text:p text:style-name="P8">Loads the specified KeyCap configuration file</text:p>
          </table:table-cell>
        </table:table-row>
      </table:table>
      <text:h text:style-name="P17" text:outline-level="1">Adding Key <text:span text:style-name="T1">Mappings</text:span></text:h>
      <text:h text:style-name="Heading_20_2" text:outline-level="2">Setup an Input Key</text:h>
      <text:list xml:id="list5534683471708193037" text:style-name="L1">
        <text:list-item>
          <text:p text:style-name="P14">Click in the Input Key textbox (it will turn yellow indicating it is focused)</text:p>
        </text:list-item>
        <text:list-item>
          <text:p text:style-name="P14">Press the key on the keyboard to use as the input. You should not press any of the modifier keys (Control/Shift/Alt).</text:p>
        </text:list-item>
        <text:list-item>
          <text:p text:style-name="P14">Specify any modifier keys by checking the appropriate boxes for the input</text:p>
        </text:list-item>
      </text:list>
      <text:h text:style-name="Heading_20_2" text:outline-level="2">Setup an Output Key</text:h>
      <text:list xml:id="list6373024141203341993" text:style-name="L2">
        <text:list-item>
          <text:p text:style-name="P15">Click in the Output Key textbox (it will turn yellow indicating it is focused)</text:p>
        </text:list-item>
        <text:list-item>
          <text:p text:style-name="P15">Press the key on the keyboard to use as the input. You should not press any of the <text:soft-page-break/>modifier keys (Control/Shift/Alt).</text:p>
        </text:list-item>
        <text:list-item>
          <text:p text:style-name="P15">Specify any modifier keys by checking the appropriate boxes for the output. There are also special outputs described in the document.</text:p>
        </text:list-item>
      </text:list>
      <text:h text:style-name="P21" text:outline-level="2">Add the Key Mapping to the configuration</text:h>
      <text:list xml:id="list5693134021138384599" text:style-name="L3">
        <text:list-item>
          <text:p text:style-name="P16">Click the Add button to add the key mapping</text:p>
        </text:list-item>
      </text:list>
      <text:h text:style-name="P18" text:outline-level="1">Enabling Key Capture</text:h>
      <text:p text:style-name="P10">Pressing the Start button will enable capturing. If you have not saved the configuration you will be prompted to do so.</text:p>
      <text:h text:style-name="P22" text:outline-level="2">Toggling Key Capture</text:h>
      <text:p text:style-name="P10">You can start and stop key capturing by right-clicking the status icon and selecting toggle.</text:p>
      <text:h text:style-name="Heading_20_2" text:outline-level="2">Closing the Configuration Window</text:h>
      <text:p text:style-name="P10">If you start capturing you can close the window and it will only be accessible via the status icon. If you close the window while not capturing you will exit the application.</text:p>
      <text:h text:style-name="P19" text:outline-level="1">Special <text:span text:style-name="T3">Output</text:span> Functionality</text:h>
      <text:h text:style-name="Heading_20_2" text:outline-level="2">Do Nothing</text:h>
      <text:p text:style-name="P11">If this is specified no action will be taken. They keyboard input will be ignored.</text:p>
      <text:h text:style-name="Heading_20_2" text:outline-level="2">Mouse</text:h>
      <text:p text:style-name="P11">Creates a mouse click.</text:p>
      <text:h text:style-name="Heading_20_2" text:outline-level="2">Delay</text:h>
      <text:p text:style-name="P11">Creates a delay before performing the next action specified in the key mapping.</text:p>
      <text:h text:style-name="Heading_20_2" text:outline-level="2">Toggle</text:h>
      <text:p text:style-name="P11">Toggle causes the input to not trigger the “key up” event until the key is pressed a second time. This allows the user to create keys that map to holding a mouse or keyboard button until pressing the input key again.</text:p>
      <text:h text:style-name="Heading_20_2" text:outline-level="2">Appending Key Mappings</text:h>
      <text:p text:style-name="P11">This functionality allows you to map additional outputs to an input key. <text:span text:style-name="T4">Each appended key will trigger as indicated by the order. At this time there is no way to re-order the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2" meta:image-count="0" meta:object-count="0" meta:page-count="3" meta:paragraph-count="72" meta:word-count="555" meta:character-count="3153" meta:non-whitespace-character-count="2676"/>
  </office:meta>
</office:document-meta>
</file>